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10C800000E1C1361776771C0FAC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6.469cm" svg:x="1.259cm" svg:y="5.876cm">
          <draw:image xlink:href="Pictures/10000201000010C800000E1C1361776771C0FAC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4-15T11:32:24.600708498</meta:creation-date>
    <dc:date>2022-04-15T11:41:28.049025479</dc:date>
    <meta:editing-duration>PT6M26S</meta:editing-duration>
    <meta:editing-cycles>1</meta:editing-cycles>
    <meta:document-statistic meta:object-count="1"/>
    <meta:generator>LibreOffice/6.0.7.3$Linux_X86_64 LibreOffice_project/00m0$Build-3</meta:generator>
  </office:meta>
</office:document-meta>
</file>